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3.0625" calcext:value-type="float">
            <text:p>3,0625</text:p>
          </table:table-cell>
          <table:table-cell table:formula="of:=([.D3]-[.$D$8])^2" office:value-type="float" office:value="85.5625" calcext:value-type="float">
            <text:p>85,5625</text:p>
          </table:table-cell>
          <table:table-cell table:formula="of:=([.E3]-[.$D$8])^2" office:value-type="float" office:value="3.0625" calcext:value-type="float">
            <text:p>3,0625</text:p>
          </table:table-cell>
          <table:table-cell table:formula="of:=([.F3]-[.$D$8])^2" office:value-type="float" office:value="18.0625" calcext:value-type="float">
            <text:p>18,0625</text:p>
          </table:table-cell>
          <table:table-cell table:formula="of:=([.G3]-[.$D$8])^2" office:value-type="float" office:value="14.0625" calcext:value-type="float">
            <text:p>14,0625</text:p>
          </table:table-cell>
          <table:table-cell table:formula="of:=([.H3]-[.$D$8])^2" office:value-type="float" office:value="76.5625" calcext:value-type="float">
            <text:p>76,5625</text:p>
          </table:table-cell>
          <table:table-cell table:formula="of:=([.I3]-[.$D$8])^2" office:value-type="float" office:value="45.5625" calcext:value-type="float">
            <text:p>45,5625</text:p>
          </table:table-cell>
          <table:table-cell table:formula="of:=([.J3]-[.$D$8])^2" office:value-type="float" office:value="76.5625" calcext:value-type="float">
            <text:p>76,5625</text:p>
          </table:table-cell>
          <table:table-cell table:formula="of:=([.K3]-[.$D$8])^2" office:value-type="float" office:value="10.5625" calcext:value-type="float">
            <text:p>10,5625</text:p>
          </table:table-cell>
          <table:table-cell table:formula="of:=([.L3]-[.$D$8])^2" office:value-type="float" office:value="14.0625" calcext:value-type="float">
            <text:p>14,0625</text:p>
          </table:table-cell>
          <table:table-cell table:formula="of:=([.M3]-[.$D$8])^2" office:value-type="float" office:value="264.0625" calcext:value-type="float">
            <text:p>264,0625</text:p>
          </table:table-cell>
          <table:table-cell table:formula="of:=([.N3]-[.$D$8])^2" office:value-type="float" office:value="7.5625" calcext:value-type="float">
            <text:p>7,5625</text:p>
          </table:table-cell>
          <table:table-cell table:formula="of:=([.O3]-[.$D$8])^2" office:value-type="float" office:value="18.0625" calcext:value-type="float">
            <text:p>18,0625</text:p>
          </table:table-cell>
          <table:table-cell table:formula="of:=([.P3]-[.$D$8])^2" office:value-type="float" office:value="0.5625" calcext:value-type="float">
            <text:p>0,5625</text:p>
          </table:table-cell>
          <table:table-cell table:formula="of:=([.Q3]-[.$D$8])^2" office:value-type="float" office:value="27.5625" calcext:value-type="float">
            <text:p>27,5625</text:p>
          </table:table-cell>
          <table:table-cell table:formula="of:=([.R3]-[.$D$8])^2" office:value-type="float" office:value="18.0625" calcext:value-type="float">
            <text:p>18,0625</text:p>
          </table:table-cell>
          <table:table-cell table:formula="of:=([.S3]-[.$D$8])^2" office:value-type="float" office:value="60.0625" calcext:value-type="float">
            <text:p>6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3.3225" calcext:value-type="float">
            <text:p>13,3225</text:p>
          </table:table-cell>
          <table:table-cell table:formula="of:=([.$D$9]-(150-[.B3]))^2" office:value-type="float" office:value="0.422500000000007" calcext:value-type="float">
            <text:p>0,422500000000007</text:p>
          </table:table-cell>
          <table:table-cell table:formula="of:=([.$D$9]-(150-[.C3]))^2" office:value-type="float" office:value="13.3225" calcext:value-type="float">
            <text:p>13,3225</text:p>
          </table:table-cell>
          <table:table-cell table:formula="of:=([.$D$9]-(150-[.D3]))^2" office:value-type="float" office:value="54.0224999999999" calcext:value-type="float">
            <text:p>54,0224999999999</text:p>
          </table:table-cell>
          <table:table-cell table:formula="of:=([.$D$9]-(150-[.E3]))^2" office:value-type="float" office:value="13.3225" calcext:value-type="float">
            <text:p>13,3225</text:p>
          </table:table-cell>
          <table:table-cell table:formula="of:=([.$D$9]-(150-[.F3]))^2" office:value-type="float" office:value="5.52249999999997" calcext:value-type="float">
            <text:p>5,52249999999997</text:p>
          </table:table-cell>
          <table:table-cell table:formula="of:=([.$D$9]-(150-[.G3]))^2" office:value-type="float" office:value="31.9225000000001" calcext:value-type="float">
            <text:p>31,9225000000001</text:p>
          </table:table-cell>
          <table:table-cell table:formula="of:=([.$D$9]-(150-[.H3]))^2" office:value-type="float" office:value="113.4225" calcext:value-type="float">
            <text:p>113,4225</text:p>
          </table:table-cell>
          <table:table-cell table:formula="of:=([.$D$9]-(150-[.I3]))^2" office:value-type="float" office:value="74.8225000000001" calcext:value-type="float">
            <text:p>74,8225000000001</text:p>
          </table:table-cell>
          <table:table-cell table:formula="of:=([.$D$9]-(150-[.J3]))^2" office:value-type="float" office:value="113.4225" calcext:value-type="float">
            <text:p>113,4225</text:p>
          </table:table-cell>
          <table:table-cell table:formula="of:=([.$D$9]-(150-[.K3]))^2" office:value-type="float" office:value="1.82249999999998" calcext:value-type="float">
            <text:p>1,82249999999998</text:p>
          </table:table-cell>
          <table:table-cell table:formula="of:=([.$D$9]-(150-[.L3]))^2" office:value-type="float" office:value="31.9225000000001" calcext:value-type="float">
            <text:p>31,9225000000001</text:p>
          </table:table-cell>
          <table:table-cell table:formula="of:=([.$D$9]-(150-[.M3]))^2" office:value-type="float" office:value="205.9225" calcext:value-type="float">
            <text:p>205,9225</text:p>
          </table:table-cell>
          <table:table-cell table:formula="of:=([.$D$9]-(150-[.N3]))^2" office:value-type="float" office:value="21.6225" calcext:value-type="float">
            <text:p>21,6225</text:p>
          </table:table-cell>
          <table:table-cell table:formula="of:=([.$D$9]-(150-[.O3]))^2" office:value-type="float" office:value="5.52249999999997" calcext:value-type="float">
            <text:p>5,52249999999997</text:p>
          </table:table-cell>
          <table:table-cell table:formula="of:=([.$D$9]-(150-[.P3]))^2" office:value-type="float" office:value="7.02250000000003" calcext:value-type="float">
            <text:p>7,02250000000003</text:p>
          </table:table-cell>
          <table:table-cell table:formula="of:=([.$D$9]-(150-[.Q3]))^2" office:value-type="float" office:value="11.2225" calcext:value-type="float">
            <text:p>11,2225</text:p>
          </table:table-cell>
          <table:table-cell table:formula="of:=([.$D$9]-(150-[.R3]))^2" office:value-type="float" office:value="5.52249999999997" calcext:value-type="float">
            <text:p>5,52249999999997</text:p>
          </table:table-cell>
          <table:table-cell table:formula="of:=([.$D$9]-(150-[.S3]))^2" office:value-type="float" office:value="93.1225000000001" calcext:value-type="float">
            <text:p>93,1225000000001</text:p>
          </table:table-cell>
          <table:table-cell table:formula="of:=([.$D$9]-(150-[.T3]))^2" office:value-type="float" office:value="2.72250000000002" calcext:value-type="float">
            <text:p>2,7225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55" calcext:value-type="float">
            <text:p>35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18333333333333" calcext:value-type="float">
            <text:p>0,118333333333333</text:p>
          </table:table-cell>
          <table:table-cell table:formula="of:=[.A8]/[.B8]" office:value-type="float" office:value="17.75" calcext:value-type="float">
            <text:p>17,75</text:p>
          </table:table-cell>
          <table:table-cell table:formula="of:=SQRT(SUM([.A5:.X5])/[.B8])" office:value-type="float" office:value="6.11453187087941" calcext:value-type="float">
            <text:p>6,11453187087941</text:p>
          </table:table-cell>
          <table:table-cell table:formula="of:=[.E8]/150" office:value-type="float" office:value="0.0407635458058627" calcext:value-type="float">
            <text:p>0,04076354580586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69" calcext:value-type="float">
            <text:p>0,869</text:p>
          </table:table-cell>
          <table:table-cell table:formula="of:=[.C9]*150" office:value-type="float" office:value="130.35" calcext:value-type="float">
            <text:p>130,35</text:p>
          </table:table-cell>
          <table:table-cell table:formula="of:=SQRT(SUM([.A6:.X6])/[.B8])" office:value-type="float" office:value="6.40292901725453" calcext:value-type="float">
            <text:p>6,40292901725453</text:p>
          </table:table-cell>
          <table:table-cell table:formula="of:=[.E9]/150" office:value-type="float" office:value="0.0426861934483635" calcext:value-type="float">
            <text:p>0,04268619344836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126666666666667" calcext:value-type="float">
            <text:p>0,012666666666667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44" calcext:value-type="float">
            <text:p>1,44</text:p>
          </table:table-cell>
          <table:table-cell table:formula="of:=([.B23]-[.$D$28])^2" office:value-type="float" office:value="0.640000000000001" calcext:value-type="float">
            <text:p>0,640000000000001</text:p>
          </table:table-cell>
          <table:table-cell table:formula="of:=([.C23]-[.$D$28])^2" office:value-type="float" office:value="7.84" calcext:value-type="float">
            <text:p>7,84</text:p>
          </table:table-cell>
          <table:table-cell table:formula="of:=([.D23]-[.$D$28])^2" office:value-type="float" office:value="27.04" calcext:value-type="float">
            <text:p>27,04</text:p>
          </table:table-cell>
          <table:table-cell table:formula="of:=([.E23]-[.$D$28])^2" office:value-type="float" office:value="4.84" calcext:value-type="float">
            <text:p>4,84</text:p>
          </table:table-cell>
          <table:table-cell table:formula="of:=([.F23]-[.$D$28])^2" office:value-type="float" office:value="4.84" calcext:value-type="float">
            <text:p>4,84</text:p>
          </table:table-cell>
          <table:table-cell table:formula="of:=([.G23]-[.$D$28])^2" office:value-type="float" office:value="14.44" calcext:value-type="float">
            <text:p>14,44</text:p>
          </table:table-cell>
          <table:table-cell table:formula="of:=([.H23]-[.$D$28])^2" office:value-type="float" office:value="33.64" calcext:value-type="float">
            <text:p>33,64</text:p>
          </table:table-cell>
          <table:table-cell table:formula="of:=([.I23]-[.$D$28])^2" office:value-type="float" office:value="23.04" calcext:value-type="float">
            <text:p>23,04</text:p>
          </table:table-cell>
          <table:table-cell table:formula="of:=([.J23]-[.$D$28])^2" office:value-type="float" office:value="46.24" calcext:value-type="float">
            <text:p>46,24</text:p>
          </table:table-cell>
          <table:table-cell table:formula="of:=([.K23]-[.$D$28])^2" office:value-type="float" office:value="4.84" calcext:value-type="float">
            <text:p>4,84</text:p>
          </table:table-cell>
          <table:table-cell table:formula="of:=([.L23]-[.$D$28])^2" office:value-type="float" office:value="4.84" calcext:value-type="float">
            <text:p>4,84</text:p>
          </table:table-cell>
          <table:table-cell table:formula="of:=([.M23]-[.$D$28])^2" office:value-type="float" office:value="38.44" calcext:value-type="float">
            <text:p>38,44</text:p>
          </table:table-cell>
          <table:table-cell table:formula="of:=([.N23]-[.$D$28])^2" office:value-type="float" office:value="4.84" calcext:value-type="float">
            <text:p>4,84</text:p>
          </table:table-cell>
          <table:table-cell table:formula="of:=([.O23]-[.$D$28])^2" office:value-type="float" office:value="1.44" calcext:value-type="float">
            <text:p>1,44</text:p>
          </table:table-cell>
          <table:table-cell table:formula="of:=([.P23]-[.$D$28])^2" office:value-type="float" office:value="0.640000000000001" calcext:value-type="float">
            <text:p>0,640000000000001</text:p>
          </table:table-cell>
          <table:table-cell table:formula="of:=([.Q23]-[.$D$28])^2" office:value-type="float" office:value="0.0399999999999997" calcext:value-type="float">
            <text:p>0,04</text:p>
          </table:table-cell>
          <table:table-cell table:formula="of:=([.R23]-[.$D$28])^2" office:value-type="float" office:value="17.64" calcext:value-type="float">
            <text:p>17,64</text:p>
          </table:table-cell>
          <table:table-cell table:formula="of:=([.S23]-[.$D$28])^2" office:value-type="float" office:value="23.04" calcext:value-type="float">
            <text:p>23,04</text:p>
          </table:table-cell>
          <table:table-cell table:formula="of:=([.T23]-[.$D$28])^2" office:value-type="float" office:value="1.44" calcext:value-type="float">
            <text:p>1,44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422500000000007" calcext:value-type="float">
            <text:p>0,422500000000007</text:p>
          </table:table-cell>
          <table:table-cell table:formula="of:=([.$D$29]-([.$A$20]-[.B23]))^2" office:value-type="float" office:value="7.02250000000003" calcext:value-type="float">
            <text:p>7,02250000000003</text:p>
          </table:table-cell>
          <table:table-cell table:formula="of:=([.$D$29]-([.$A$20]-[.C23]))^2" office:value-type="float" office:value="21.6225" calcext:value-type="float">
            <text:p>21,6225</text:p>
          </table:table-cell>
          <table:table-cell table:formula="of:=([.$D$29]-([.$A$20]-[.D23]))^2" office:value-type="float" office:value="11.2225" calcext:value-type="float">
            <text:p>11,2225</text:p>
          </table:table-cell>
          <table:table-cell table:formula="of:=([.$D$29]-([.$A$20]-[.E23]))^2" office:value-type="float" office:value="0.122499999999996" calcext:value-type="float">
            <text:p>0,122499999999996</text:p>
          </table:table-cell>
          <table:table-cell table:formula="of:=([.$D$29]-([.$A$20]-[.F23]))^2" office:value-type="float" office:value="0.122499999999996" calcext:value-type="float">
            <text:p>0,122499999999996</text:p>
          </table:table-cell>
          <table:table-cell table:formula="of:=([.$D$29]-([.$A$20]-[.G23]))^2" office:value-type="float" office:value="31.9225000000001" calcext:value-type="float">
            <text:p>31,9225000000001</text:p>
          </table:table-cell>
          <table:table-cell table:formula="of:=([.$D$29]-([.$A$20]-[.H23]))^2" office:value-type="float" office:value="58.5225000000001" calcext:value-type="float">
            <text:p>58,5225000000001</text:p>
          </table:table-cell>
          <table:table-cell table:formula="of:=([.$D$29]-([.$A$20]-[.I23]))^2" office:value-type="float" office:value="44.2225000000001" calcext:value-type="float">
            <text:p>44,2225000000001</text:p>
          </table:table-cell>
          <table:table-cell table:formula="of:=([.$D$29]-([.$A$20]-[.J23]))^2" office:value-type="float" office:value="74.8225000000001" calcext:value-type="float">
            <text:p>74,8225000000001</text:p>
          </table:table-cell>
          <table:table-cell table:formula="of:=([.$D$29]-([.$A$20]-[.K23]))^2" office:value-type="float" office:value="0.122499999999996" calcext:value-type="float">
            <text:p>0,122499999999996</text:p>
          </table:table-cell>
          <table:table-cell table:formula="of:=([.$D$29]-([.$A$20]-[.L23]))^2" office:value-type="float" office:value="0.122499999999996" calcext:value-type="float">
            <text:p>0,122499999999996</text:p>
          </table:table-cell>
          <table:table-cell table:formula="of:=([.$D$29]-([.$A$20]-[.M23]))^2" office:value-type="float" office:value="18.9224999999999" calcext:value-type="float">
            <text:p>18,9224999999999</text:p>
          </table:table-cell>
          <table:table-cell table:formula="of:=([.$D$29]-([.$A$20]-[.N23]))^2" office:value-type="float" office:value="0.122499999999996" calcext:value-type="float">
            <text:p>0,122499999999996</text:p>
          </table:table-cell>
          <table:table-cell table:formula="of:=([.$D$29]-([.$A$20]-[.O23]))^2" office:value-type="float" office:value="0.422500000000007" calcext:value-type="float">
            <text:p>0,422500000000007</text:p>
          </table:table-cell>
          <table:table-cell table:formula="of:=([.$D$29]-([.$A$20]-[.P23]))^2" office:value-type="float" office:value="7.02250000000003" calcext:value-type="float">
            <text:p>7,02250000000003</text:p>
          </table:table-cell>
          <table:table-cell table:formula="of:=([.$D$29]-([.$A$20]-[.Q23]))^2" office:value-type="float" office:value="2.72250000000002" calcext:value-type="float">
            <text:p>2,72250000000002</text:p>
          </table:table-cell>
          <table:table-cell table:formula="of:=([.$D$29]-([.$A$20]-[.R23]))^2" office:value-type="float" office:value="5.52249999999997" calcext:value-type="float">
            <text:p>5,52249999999997</text:p>
          </table:table-cell>
          <table:table-cell table:formula="of:=([.$D$29]-([.$A$20]-[.S23]))^2" office:value-type="float" office:value="44.2225000000001" calcext:value-type="float">
            <text:p>44,2225000000001</text:p>
          </table:table-cell>
          <table:table-cell table:formula="of:=([.$D$29]-([.$A$20]-[.T23]))^2" office:value-type="float" office:value="0.422500000000007" calcext:value-type="float">
            <text:p>0,422500000000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36" calcext:value-type="float">
            <text:p>236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49367088607595" calcext:value-type="float">
            <text:p>0,149367088607595</text:p>
          </table:table-cell>
          <table:table-cell table:formula="of:=[.A28]/[.B28]" office:value-type="float" office:value="11.8" calcext:value-type="float">
            <text:p>11,8</text:p>
          </table:table-cell>
          <table:table-cell table:formula="of:=SQRT(SUM([.A25:.X25])/[.B28])" office:value-type="float" office:value="3.61386219991853" calcext:value-type="float">
            <text:p>3,61386219991853</text:p>
          </table:table-cell>
          <table:table-cell table:formula="of:=[.E28]/[.A20]" office:value-type="float" office:value="0.0457450911382092" calcext:value-type="float">
            <text:p>0,04574509113820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827215189873418" calcext:value-type="float">
            <text:p>0,827215189873418</text:p>
          </table:table-cell>
          <table:table-cell table:formula="of:=[.C29]*[.A20]" office:value-type="float" office:value="65.35" calcext:value-type="float">
            <text:p>65,35</text:p>
          </table:table-cell>
          <table:table-cell table:formula="of:=SQRT(SUM([.A26:.X26])/[.B28])" office:value-type="float" office:value="4.05986452975959" calcext:value-type="float">
            <text:p>4,05986452975959</text:p>
          </table:table-cell>
          <table:table-cell table:formula="of:=[.E29]/[.A20]" office:value-type="float" office:value="0.0513906902501213" calcext:value-type="float">
            <text:p>0,0513906902501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234177215189873" calcext:value-type="float">
            <text:p>0,023417721518987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81" calcext:value-type="float">
            <text:p>0,81</text:p>
          </table:table-cell>
          <table:table-cell table:formula="of:=([.B3]-[.$D$8])^2" office:value-type="float" office:value="0.01" calcext:value-type="float">
            <text:p>0,01</text:p>
          </table:table-cell>
          <table:table-cell table:formula="of:=([.C3]-[.$D$8])^2" office:value-type="float" office:value="0.81" calcext:value-type="float">
            <text:p>0,81</text:p>
          </table:table-cell>
          <table:table-cell table:formula="of:=([.D3]-[.$D$8])^2" office:value-type="float" office:value="1.21" calcext:value-type="float">
            <text:p>1,21</text:p>
          </table:table-cell>
          <table:table-cell table:formula="of:=([.E3]-[.$D$8])^2" office:value-type="float" office:value="3.61" calcext:value-type="float">
            <text:p>3,61</text:p>
          </table:table-cell>
          <table:table-cell table:formula="of:=([.F3]-[.$D$8])^2" office:value-type="float" office:value="4.41" calcext:value-type="float">
            <text:p>4,41</text:p>
          </table:table-cell>
          <table:table-cell table:formula="of:=([.G3]-[.$D$8])^2" office:value-type="float" office:value="0.01" calcext:value-type="float">
            <text:p>0,01</text:p>
          </table:table-cell>
          <table:table-cell table:formula="of:=([.H3]-[.$D$8])^2" office:value-type="float" office:value="1.21" calcext:value-type="float">
            <text:p>1,21</text:p>
          </table:table-cell>
          <table:table-cell table:formula="of:=([.I3]-[.$D$8])^2" office:value-type="float" office:value="0.81" calcext:value-type="float">
            <text:p>0,81</text:p>
          </table:table-cell>
          <table:table-cell table:formula="of:=([.J3]-[.$D$8])^2" office:value-type="float" office:value="0.01" calcext:value-type="float">
            <text:p>0,01</text:p>
          </table:table-cell>
          <table:table-cell table:formula="of:=([.K3]-[.$D$8])^2" office:value-type="float" office:value="0.81" calcext:value-type="float">
            <text:p>0,81</text:p>
          </table:table-cell>
          <table:table-cell table:formula="of:=([.L3]-[.$D$8])^2" office:value-type="float" office:value="3.61" calcext:value-type="float">
            <text:p>3,61</text:p>
          </table:table-cell>
          <table:table-cell table:formula="of:=([.M3]-[.$D$8])^2" office:value-type="float" office:value="3.61" calcext:value-type="float">
            <text:p>3,61</text:p>
          </table:table-cell>
          <table:table-cell table:formula="of:=([.N3]-[.$D$8])^2" office:value-type="float" office:value="4.41" calcext:value-type="float">
            <text:p>4,41</text:p>
          </table:table-cell>
          <table:table-cell table:formula="of:=([.O3]-[.$D$8])^2" office:value-type="float" office:value="0.81" calcext:value-type="float">
            <text:p>0,81</text:p>
          </table:table-cell>
          <table:table-cell table:formula="of:=([.P3]-[.$D$8])^2" office:value-type="float" office:value="0.81" calcext:value-type="float">
            <text:p>0,81</text:p>
          </table:table-cell>
          <table:table-cell table:formula="of:=([.Q3]-[.$D$8])^2" office:value-type="float" office:value="4.41" calcext:value-type="float">
            <text:p>4,41</text:p>
          </table:table-cell>
          <table:table-cell table:formula="of:=([.R3]-[.$D$8])^2" office:value-type="float" office:value="3.61" calcext:value-type="float">
            <text:p>3,61</text:p>
          </table:table-cell>
          <table:table-cell table:formula="of:=([.S3]-[.$D$8])^2" office:value-type="float" office:value="0.01" calcext:value-type="float">
            <text:p>0,01</text:p>
          </table:table-cell>
          <table:table-cell table:formula="of:=([.T3]-[.$D$8])^2" office:value-type="float" office:value="16.81" calcext:value-type="float">
            <text:p>16,8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8" calcext:value-type="float">
            <text:p>3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26666666666667" calcext:value-type="float">
            <text:p>0,012666666666667</text:p>
          </table:table-cell>
          <table:table-cell table:formula="of:=[.A8]/[.B8]" office:value-type="float" office:value="1.9" calcext:value-type="float">
            <text:p>1,9</text:p>
          </table:table-cell>
          <table:table-cell table:formula="of:=SQRT(SUM([.A5:.X5])/[.B8])" office:value-type="float" office:value="1.60934769394311" calcext:value-type="float">
            <text:p>1,60934769394311</text:p>
          </table:table-cell>
          <table:table-cell table:formula="of:=[.E8]/150" office:value-type="float" office:value="0.0107289846262874" calcext:value-type="float">
            <text:p>0,01072898462628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7333333333333" calcext:value-type="float">
            <text:p>0,987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7225" calcext:value-type="float">
            <text:p>0,7225</text:p>
          </table:table-cell>
          <table:table-cell table:formula="of:=([.B23]-[.$D$28])^2" office:value-type="float" office:value="0.0225" calcext:value-type="float">
            <text:p>0,0225</text:p>
          </table:table-cell>
          <table:table-cell table:formula="of:=([.C23]-[.$D$28])^2" office:value-type="float" office:value="0.7225" calcext:value-type="float">
            <text:p>0,7225</text:p>
          </table:table-cell>
          <table:table-cell table:formula="of:=([.D23]-[.$D$28])^2" office:value-type="float" office:value="1.3225" calcext:value-type="float">
            <text:p>1,3225</text:p>
          </table:table-cell>
          <table:table-cell table:formula="of:=([.E23]-[.$D$28])^2" office:value-type="float" office:value="3.4225" calcext:value-type="float">
            <text:p>3,4225</text:p>
          </table:table-cell>
          <table:table-cell table:formula="of:=([.F23]-[.$D$28])^2" office:value-type="float" office:value="4.6225" calcext:value-type="float">
            <text:p>4,6225</text:p>
          </table:table-cell>
          <table:table-cell table:formula="of:=([.G23]-[.$D$28])^2" office:value-type="float" office:value="0.0225" calcext:value-type="float">
            <text:p>0,0225</text:p>
          </table:table-cell>
          <table:table-cell table:formula="of:=([.H23]-[.$D$28])^2" office:value-type="float" office:value="1.3225" calcext:value-type="float">
            <text:p>1,3225</text:p>
          </table:table-cell>
          <table:table-cell table:formula="of:=([.I23]-[.$D$28])^2" office:value-type="float" office:value="0.7225" calcext:value-type="float">
            <text:p>0,7225</text:p>
          </table:table-cell>
          <table:table-cell table:formula="of:=([.J23]-[.$D$28])^2" office:value-type="float" office:value="0.0225" calcext:value-type="float">
            <text:p>0,0225</text:p>
          </table:table-cell>
          <table:table-cell table:formula="of:=([.K23]-[.$D$28])^2" office:value-type="float" office:value="0.7225" calcext:value-type="float">
            <text:p>0,7225</text:p>
          </table:table-cell>
          <table:table-cell table:formula="of:=([.L23]-[.$D$28])^2" office:value-type="float" office:value="3.4225" calcext:value-type="float">
            <text:p>3,4225</text:p>
          </table:table-cell>
          <table:table-cell table:formula="of:=([.M23]-[.$D$28])^2" office:value-type="float" office:value="3.4225" calcext:value-type="float">
            <text:p>3,4225</text:p>
          </table:table-cell>
          <table:table-cell table:formula="of:=([.N23]-[.$D$28])^2" office:value-type="float" office:value="4.6225" calcext:value-type="float">
            <text:p>4,6225</text:p>
          </table:table-cell>
          <table:table-cell table:formula="of:=([.O23]-[.$D$28])^2" office:value-type="float" office:value="3.4225" calcext:value-type="float">
            <text:p>3,4225</text:p>
          </table:table-cell>
          <table:table-cell table:formula="of:=([.P23]-[.$D$28])^2" office:value-type="float" office:value="0.7225" calcext:value-type="float">
            <text:p>0,7225</text:p>
          </table:table-cell>
          <table:table-cell table:formula="of:=([.Q23]-[.$D$28])^2" office:value-type="float" office:value="9.9225" calcext:value-type="float">
            <text:p>9,9225</text:p>
          </table:table-cell>
          <table:table-cell table:formula="of:=([.R23]-[.$D$28])^2" office:value-type="float" office:value="3.4225" calcext:value-type="float">
            <text:p>3,4225</text:p>
          </table:table-cell>
          <table:table-cell table:formula="of:=([.S23]-[.$D$28])^2" office:value-type="float" office:value="0.0225" calcext:value-type="float">
            <text:p>0,0225</text:p>
          </table:table-cell>
          <table:table-cell table:formula="of:=([.T23]-[.$D$28])^2" office:value-type="float" office:value="9.9225" calcext:value-type="float">
            <text:p>9,9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7" calcext:value-type="float">
            <text:p>37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34177215189873" calcext:value-type="float">
            <text:p>0,023417721518987</text:p>
          </table:table-cell>
          <table:table-cell table:formula="of:=[.A28]/[.B28]" office:value-type="float" office:value="1.85" calcext:value-type="float">
            <text:p>1,85</text:p>
          </table:table-cell>
          <table:table-cell table:formula="of:=SQRT(SUM([.A25:.X25])/[.B28])" office:value-type="float" office:value="1.62095650774473" calcext:value-type="float">
            <text:p>1,62095650774473</text:p>
          </table:table-cell>
          <table:table-cell table:formula="of:=[.E28]/[.A20]" office:value-type="float" office:value="0.0205184368068953" calcext:value-type="float">
            <text:p>0,0205184368068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6582278481013" calcext:value-type="float">
            <text:p>0,976582278481013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8-3" office:value-type="float" office:value="25" calcext:value-type="float">
            <text:p>25</text:p>
          </table:table-cell>
          <table:table-cell table:formula="of:=8-2" office:value-type="float" office:value="6" calcext:value-type="float">
            <text:p>6</text:p>
          </table:table-cell>
          <table:table-cell table:formula="of:=12-6" office:value-type="float" office:value="6" calcext:value-type="float">
            <text:p>6</text:p>
          </table:table-cell>
          <table:table-cell table:formula="of:=8-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-6" office:value-type="float" office:value="3" calcext:value-type="float">
            <text:p>3</text:p>
          </table:table-cell>
          <table:table-cell table:formula="of:=12-4" office:value-type="float" office:value="8" calcext:value-type="float">
            <text:p>8</text:p>
          </table:table-cell>
          <table:table-cell table:formula="of:=8-5" office:value-type="float" office:value="3" calcext:value-type="float">
            <text:p>3</text:p>
          </table:table-cell>
          <table:table-cell table:formula="of:=6-6" office:value-type="float" office:value="0" calcext:value-type="float">
            <text:p>0</text:p>
          </table:table-cell>
          <table:table-cell table:formula="of:=12-8" office:value-type="float" office:value="4" calcext:value-type="float">
            <text:p>4</text:p>
          </table:table-cell>
          <table:table-cell table:formula="of:=13-5" office:value-type="float" office:value="8" calcext:value-type="float">
            <text:p>8</text:p>
          </table:table-cell>
          <table:table-cell table:formula="of:=16-7" office:value-type="float" office:value="9" calcext:value-type="float">
            <text:p>9</text:p>
          </table:table-cell>
          <table:table-cell table:formula="of:=13-10" office:value-type="float" office:value="3" calcext:value-type="float">
            <text:p>3</text:p>
          </table:table-cell>
          <table:table-cell table:formula="of:=8-6" office:value-type="float" office:value="2" calcext:value-type="float">
            <text:p>2</text:p>
          </table:table-cell>
          <table:table-cell table:formula="of:=11-10" office:value-type="float" office:value="1" calcext:value-type="float">
            <text:p>1</text:p>
          </table:table-cell>
          <table:table-cell table:formula="of:=8-6" office:value-type="float" office:value="2" calcext:value-type="float">
            <text:p>2</text:p>
          </table:table-cell>
          <table:table-cell table:formula="of:=8-6" office:value-type="float" office:value="2" calcext:value-type="float">
            <text:p>2</text:p>
          </table:table-cell>
          <table:table-cell table:formula="of:=14-7" office:value-type="float" office:value="7" calcext:value-type="float">
            <text:p>7</text:p>
          </table:table-cell>
          <table:table-cell table:formula="of:=7-5" office:value-type="float" office:value="2" calcext:value-type="float">
            <text:p>2</text:p>
          </table:table-cell>
          <table:table-cell table:formula="of:=12-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400" calcext:value-type="float">
            <text:p>400</text:p>
          </table:table-cell>
          <table:table-cell table:formula="of:=([.B3]-[.$D$8])^2" office:value-type="float" office:value="1" calcext:value-type="float">
            <text:p>1</text:p>
          </table:table-cell>
          <table:table-cell table:formula="of:=([.C3]-[.$D$8])^2" office:value-type="float" office:value="1" calcext:value-type="float">
            <text:p>1</text:p>
          </table:table-cell>
          <table:table-cell table:formula="of:=([.D3]-[.$D$8])^2" office:value-type="float" office:value="4" calcext:value-type="float">
            <text:p>4</text:p>
          </table:table-cell>
          <table:table-cell table:formula="of:=([.E3]-[.$D$8])^2" office:value-type="float" office:value="25" calcext:value-type="float">
            <text:p>25</text:p>
          </table:table-cell>
          <table:table-cell table:formula="of:=([.F3]-[.$D$8])^2" office:value-type="float" office:value="4" calcext:value-type="float">
            <text:p>4</text:p>
          </table:table-cell>
          <table:table-cell table:formula="of:=([.G3]-[.$D$8])^2" office:value-type="float" office:value="9" calcext:value-type="float">
            <text:p>9</text:p>
          </table:table-cell>
          <table:table-cell table:formula="of:=([.H3]-[.$D$8])^2" office:value-type="float" office:value="4" calcext:value-type="float">
            <text:p>4</text:p>
          </table:table-cell>
          <table:table-cell table:formula="of:=([.I3]-[.$D$8])^2" office:value-type="float" office:value="25" calcext:value-type="float">
            <text:p>25</text:p>
          </table:table-cell>
          <table:table-cell table:formula="of:=([.J3]-[.$D$8])^2" office:value-type="float" office:value="1" calcext:value-type="float">
            <text:p>1</text:p>
          </table:table-cell>
          <table:table-cell table:formula="of:=([.K3]-[.$D$8])^2" office:value-type="float" office:value="9" calcext:value-type="float">
            <text:p>9</text:p>
          </table:table-cell>
          <table:table-cell table:formula="of:=([.L3]-[.$D$8])^2" office:value-type="float" office:value="16" calcext:value-type="float">
            <text:p>16</text:p>
          </table:table-cell>
          <table:table-cell table:formula="of:=([.M3]-[.$D$8])^2" office:value-type="float" office:value="4" calcext:value-type="float">
            <text:p>4</text:p>
          </table:table-cell>
          <table:table-cell table:formula="of:=([.N3]-[.$D$8])^2" office:value-type="float" office:value="9" calcext:value-type="float">
            <text:p>9</text:p>
          </table:table-cell>
          <table:table-cell table:formula="of:=([.O3]-[.$D$8])^2" office:value-type="float" office:value="16" calcext:value-type="float">
            <text:p>16</text:p>
          </table:table-cell>
          <table:table-cell table:formula="of:=([.P3]-[.$D$8])^2" office:value-type="float" office:value="9" calcext:value-type="float">
            <text:p>9</text:p>
          </table:table-cell>
          <table:table-cell table:formula="of:=([.Q3]-[.$D$8])^2" office:value-type="float" office:value="9" calcext:value-type="float">
            <text:p>9</text:p>
          </table:table-cell>
          <table:table-cell table:formula="of:=([.R3]-[.$D$8])^2" office:value-type="float" office:value="4" calcext:value-type="float">
            <text:p>4</text:p>
          </table:table-cell>
          <table:table-cell table:formula="of:=([.S3]-[.$D$8])^2" office:value-type="float" office:value="9" calcext:value-type="float">
            <text:p>9</text:p>
          </table:table-cell>
          <table:table-cell table:formula="of:=([.T3]-[.$D$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00" calcext:value-type="float">
            <text:p>10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3333333333333" calcext:value-type="float">
            <text:p>0,033333333333333</text:p>
          </table:table-cell>
          <table:table-cell table:formula="of:=[.A8]/[.B8]" office:value-type="float" office:value="5" calcext:value-type="float">
            <text:p>5</text:p>
          </table:table-cell>
          <table:table-cell table:formula="of:=SQRT(SUM([.A5:.X5])/[.B8])" office:value-type="float" office:value="5.29150262212918" calcext:value-type="float">
            <text:p>5,29150262212918</text:p>
          </table:table-cell>
          <table:table-cell table:formula="of:=[.E8]/150" office:value-type="float" office:value="0.0352766841475279" calcext:value-type="float">
            <text:p>0,03527668414752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6666666666667" calcext:value-type="float">
            <text:p>0,966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57.76" calcext:value-type="float">
            <text:p>57,76</text:p>
          </table:table-cell>
          <table:table-cell table:formula="of:=([.B23]-[.$D$28])^2" office:value-type="float" office:value="0.36" calcext:value-type="float">
            <text:p>0,36</text:p>
          </table:table-cell>
          <table:table-cell table:formula="of:=([.C23]-[.$D$28])^2" office:value-type="float" office:value="6.76" calcext:value-type="float">
            <text:p>6,7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5.76" calcext:value-type="float">
            <text:p>5,76</text:p>
          </table:table-cell>
          <table:table-cell table:formula="of:=([.F23]-[.$D$28])^2" office:value-type="float" office:value="1.96" calcext:value-type="float">
            <text:p>1,9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16" calcext:value-type="float">
            <text:p>0,16</text:p>
          </table:table-cell>
          <table:table-cell table:formula="of:=([.I23]-[.$D$28])^2" office:value-type="float" office:value="5.76" calcext:value-type="float">
            <text:p>5,76</text:p>
          </table:table-cell>
          <table:table-cell table:formula="of:=([.J23]-[.$D$28])^2" office:value-type="float" office:value="1.96" calcext:value-type="float">
            <text:p>1,96</text:p>
          </table:table-cell>
          <table:table-cell table:formula="of:=([.K23]-[.$D$28])^2" office:value-type="float" office:value="6.76" calcext:value-type="float">
            <text:p>6,76</text:p>
          </table:table-cell>
          <table:table-cell table:formula="of:=([.L23]-[.$D$28])^2" office:value-type="float" office:value="6.76" calcext:value-type="float">
            <text:p>6,76</text:p>
          </table:table-cell>
          <table:table-cell table:formula="of:=([.M23]-[.$D$28])^2" office:value-type="float" office:value="0.16" calcext:value-type="float">
            <text:p>0,1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0.36" calcext:value-type="float">
            <text:p>0,36</text:p>
          </table:table-cell>
          <table:table-cell table:formula="of:=([.S23]-[.$D$28])^2" office:value-type="float" office:value="1.96" calcext:value-type="float">
            <text:p>1,96</text:p>
          </table:table-cell>
          <table:table-cell table:formula="of:=([.T23]-[.$D$2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8" calcext:value-type="float">
            <text:p>4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30379746835443" calcext:value-type="float">
            <text:p>0,030379746835443</text:p>
          </table:table-cell>
          <table:table-cell table:formula="of:=[.A28]/[.B28]" office:value-type="float" office:value="2.4" calcext:value-type="float">
            <text:p>2,4</text:p>
          </table:table-cell>
          <table:table-cell table:formula="of:=SQRT(SUM([.A25:.X25])/[.B28])" office:value-type="float" office:value="2.31084400165827" calcext:value-type="float">
            <text:p>2,31084400165827</text:p>
          </table:table-cell>
          <table:table-cell table:formula="of:=[.E28]/[.A20]" office:value-type="float" office:value="0.0292511898944085" calcext:value-type="float">
            <text:p>0,02925118989440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9620253164557" calcext:value-type="float">
            <text:p>0,96962025316455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3+1" office:value-type="float" office:value="4" calcext:value-type="float">
            <text:p>4</text:p>
          </table:table-cell>
          <table:table-cell table:formula="of:=2+2" office:value-type="float" office:value="4" calcext:value-type="float">
            <text:p>4</text:p>
          </table:table-cell>
          <table:table-cell table:formula="of:=6+1" office:value-type="float" office:value="7" calcext:value-type="float">
            <text:p>7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6+4" office:value-type="float" office:value="10" calcext:value-type="float">
            <text:p>10</text:p>
          </table:table-cell>
          <table:table-cell table:formula="of:=4+2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table:formula="of:=6+1" office:value-type="float" office:value="7" calcext:value-type="float">
            <text:p>7</text:p>
          </table:table-cell>
          <table:table-cell table:formula="of:=8+2" office:value-type="float" office:value="10" calcext:value-type="float">
            <text:p>10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6+4" office:value-type="float" office:value="10" calcext:value-type="float">
            <text:p>10</text:p>
          </table:table-cell>
          <table:table-cell table:formula="of:=10+1" office:value-type="float" office:value="11" calcext:value-type="float">
            <text:p>11</text:p>
          </table:table-cell>
          <table:table-cell table:formula="of:=6+1" office:value-type="float" office:value="7" calcext:value-type="float">
            <text:p>7</text:p>
          </table:table-cell>
          <table:table-cell table:formula="of:=6+4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5+2" office:value-type="float" office:value="7" calcext:value-type="float">
            <text:p>7</text:p>
          </table:table-cell>
          <table:table-cell table:formula="of:=6+6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5.21" calcext:value-type="float">
            <text:p>15,21</text:p>
          </table:table-cell>
          <table:table-cell table:formula="of:=([.B3]-[.$D$8])^2" office:value-type="float" office:value="15.21" calcext:value-type="float">
            <text:p>15,21</text:p>
          </table:table-cell>
          <table:table-cell table:formula="of:=([.C3]-[.$D$8])^2" office:value-type="float" office:value="0.810000000000001" calcext:value-type="float">
            <text:p>0,810000000000001</text:p>
          </table:table-cell>
          <table:table-cell table:formula="of:=([.D3]-[.$D$8])^2" office:value-type="float" office:value="0.00999999999999993" calcext:value-type="float">
            <text:p>0,01</text:p>
          </table:table-cell>
          <table:table-cell table:formula="of:=([.E3]-[.$D$8])^2" office:value-type="float" office:value="0.810000000000001" calcext:value-type="float">
            <text:p>0,810000000000001</text:p>
          </table:table-cell>
          <table:table-cell table:formula="of:=([.F3]-[.$D$8])^2" office:value-type="float" office:value="4.41" calcext:value-type="float">
            <text:p>4,41</text:p>
          </table:table-cell>
          <table:table-cell table:formula="of:=([.G3]-[.$D$8])^2" office:value-type="float" office:value="3.61" calcext:value-type="float">
            <text:p>3,61</text:p>
          </table:table-cell>
          <table:table-cell table:formula="of:=([.H3]-[.$D$8])^2" office:value-type="float" office:value="0.00999999999999993" calcext:value-type="float">
            <text:p>0,01</text:p>
          </table:table-cell>
          <table:table-cell table:formula="of:=([.I3]-[.$D$8])^2" office:value-type="float" office:value="0.810000000000001" calcext:value-type="float">
            <text:p>0,810000000000001</text:p>
          </table:table-cell>
          <table:table-cell table:formula="of:=([.J3]-[.$D$8])^2" office:value-type="float" office:value="4.41" calcext:value-type="float">
            <text:p>4,41</text:p>
          </table:table-cell>
          <table:table-cell table:formula="of:=([.K3]-[.$D$8])^2" office:value-type="float" office:value="3.61" calcext:value-type="float">
            <text:p>3,61</text:p>
          </table:table-cell>
          <table:table-cell table:formula="of:=([.L3]-[.$D$8])^2" office:value-type="float" office:value="0.810000000000001" calcext:value-type="float">
            <text:p>0,810000000000001</text:p>
          </table:table-cell>
          <table:table-cell table:formula="of:=([.M3]-[.$D$8])^2" office:value-type="float" office:value="4.41" calcext:value-type="float">
            <text:p>4,41</text:p>
          </table:table-cell>
          <table:table-cell table:formula="of:=([.N3]-[.$D$8])^2" office:value-type="float" office:value="4.41" calcext:value-type="float">
            <text:p>4,41</text:p>
          </table:table-cell>
          <table:table-cell table:formula="of:=([.O3]-[.$D$8])^2" office:value-type="float" office:value="9.61" calcext:value-type="float">
            <text:p>9,61</text:p>
          </table:table-cell>
          <table:table-cell table:formula="of:=([.P3]-[.$D$8])^2" office:value-type="float" office:value="0.810000000000001" calcext:value-type="float">
            <text:p>0,810000000000001</text:p>
          </table:table-cell>
          <table:table-cell table:formula="of:=([.Q3]-[.$D$8])^2" office:value-type="float" office:value="4.41" calcext:value-type="float">
            <text:p>4,41</text:p>
          </table:table-cell>
          <table:table-cell table:formula="of:=([.R3]-[.$D$8])^2" office:value-type="float" office:value="0.810000000000001" calcext:value-type="float">
            <text:p>0,810000000000001</text:p>
          </table:table-cell>
          <table:table-cell table:formula="of:=([.S3]-[.$D$8])^2" office:value-type="float" office:value="0.810000000000001" calcext:value-type="float">
            <text:p>0,810000000000001</text:p>
          </table:table-cell>
          <table:table-cell table:formula="of:=([.T3]-[.$D$8])^2" office:value-type="float" office:value="16.81" calcext:value-type="float">
            <text:p>16,8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58" calcext:value-type="float">
            <text:p>15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526666666666667" calcext:value-type="float">
            <text:p>0,052666666666667</text:p>
          </table:table-cell>
          <table:table-cell table:formula="of:=[.A8]/[.B8]" office:value-type="float" office:value="7.9" calcext:value-type="float">
            <text:p>7,9</text:p>
          </table:table-cell>
          <table:table-cell table:formula="of:=SQRT(SUM([.A5:.X5])/[.B8])" office:value-type="float" office:value="2.14242852856285" calcext:value-type="float">
            <text:p>2,14242852856285</text:p>
          </table:table-cell>
          <table:table-cell table:formula="of:=[.E8]/150" office:value-type="float" office:value="0.0142828568570857" calcext:value-type="float">
            <text:p>0,0142828568570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47333333333333" calcext:value-type="float">
            <text:p>0,947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+1" office:value-type="float" office:value="3" calcext:value-type="float">
            <text:p>3</text:p>
          </table:table-cell>
          <table:table-cell table:formula="of:=2+2" office:value-type="float" office:value="4" calcext:value-type="float">
            <text:p>4</text:p>
          </table:table-cell>
          <table:table-cell table:formula="of:=5+1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4+4" office:value-type="float" office:value="8" calcext:value-type="float">
            <text:p>8</text:p>
          </table:table-cell>
          <table:table-cell table:formula="of:=4+2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table:formula="of:=5+1" office:value-type="float" office:value="6" calcext:value-type="float">
            <text:p>6</text:p>
          </table:table-cell>
          <table:table-cell table:formula="of:=8+2" office:value-type="float" office:value="10" calcext:value-type="float">
            <text:p>10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5+1" office:value-type="float" office:value="6" calcext:value-type="float">
            <text:p>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6+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4.0625" calcext:value-type="float">
            <text:p>14,0625</text:p>
          </table:table-cell>
          <table:table-cell table:formula="of:=([.B23]-[.$D$28])^2" office:value-type="float" office:value="7.5625" calcext:value-type="float">
            <text:p>7,5625</text:p>
          </table:table-cell>
          <table:table-cell table:formula="of:=([.C23]-[.$D$28])^2" office:value-type="float" office:value="0.5625" calcext:value-type="float">
            <text:p>0,5625</text:p>
          </table:table-cell>
          <table:table-cell table:formula="of:=([.D23]-[.$D$28])^2" office:value-type="float" office:value="1.5625" calcext:value-type="float">
            <text:p>1,5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1.5625" calcext:value-type="float">
            <text:p>1,5625</text:p>
          </table:table-cell>
          <table:table-cell table:formula="of:=([.G23]-[.$D$28])^2" office:value-type="float" office:value="0.5625" calcext:value-type="float">
            <text:p>0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5625" calcext:value-type="float">
            <text:p>0,5625</text:p>
          </table:table-cell>
          <table:table-cell table:formula="of:=([.J23]-[.$D$28])^2" office:value-type="float" office:value="10.5625" calcext:value-type="float">
            <text:p>10,5625</text:p>
          </table:table-cell>
          <table:table-cell table:formula="of:=([.K23]-[.$D$28])^2" office:value-type="float" office:value="0.5625" calcext:value-type="float">
            <text:p>0,5625</text:p>
          </table:table-cell>
          <table:table-cell table:formula="of:=([.L23]-[.$D$28])^2" office:value-type="float" office:value="0.5625" calcext:value-type="float">
            <text:p>0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5.0625" calcext:value-type="float">
            <text:p>5,0625</text:p>
          </table:table-cell>
          <table:table-cell table:formula="of:=([.O23]-[.$D$28])^2" office:value-type="float" office:value="5.0625" calcext:value-type="float">
            <text:p>5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0.5625" calcext:value-type="float">
            <text:p>0,5625</text:p>
          </table:table-cell>
          <table:table-cell table:formula="of:=([.R23]-[.$D$28])^2" office:value-type="float" office:value="3.0625" calcext:value-type="float">
            <text:p>3,0625</text:p>
          </table:table-cell>
          <table:table-cell table:formula="of:=([.S23]-[.$D$28])^2" office:value-type="float" office:value="3.0625" calcext:value-type="float">
            <text:p>3,0625</text:p>
          </table:table-cell>
          <table:table-cell table:formula="of:=([.T23]-[.$D$28])^2" office:value-type="float" office:value="18.0625" calcext:value-type="float">
            <text:p>18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35" calcext:value-type="float">
            <text:p>1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854430379746835" calcext:value-type="float">
            <text:p>0,085443037974684</text:p>
          </table:table-cell>
          <table:table-cell table:formula="of:=[.A28]/[.B28]" office:value-type="float" office:value="6.75" calcext:value-type="float">
            <text:p>6,75</text:p>
          </table:table-cell>
          <table:table-cell table:formula="of:=SQRT(SUM([.A25:.X25])/[.B28])" office:value-type="float" office:value="1.94615004560286" calcext:value-type="float">
            <text:p>1,94615004560286</text:p>
          </table:table-cell>
          <table:table-cell table:formula="of:=[.E28]/[.A20]" office:value-type="float" office:value="0.0246348107038336" calcext:value-type="float">
            <text:p>0,02463481070383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14556962025316" calcext:value-type="float">
            <text:p>0,91455696202531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09:19:08.4263755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11:49:58.955963867</dc:date>
    <meta:editing-duration>PT10H34M43S</meta:editing-duration>
    <meta:editing-cycles>166</meta:editing-cycles>
    <meta:document-statistic meta:table-count="4" meta:cell-count="864" meta:object-count="0"/>
  </office:meta>
</office:document-meta>
</file>